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 style:list-style-name="L11"/>
    <style:style style:name="P2" style:family="paragraph" style:parent-style-name="Preformatted_20_Text" style:list-style-name="L11">
      <style:paragraph-properties style:writing-mode="lr-tb"/>
    </style:style>
    <style:style style:name="P3" style:family="paragraph" style:parent-style-name="Preformatted_20_Text" style:list-style-name="L11">
      <style:paragraph-properties fo:margin-top="0cm" fo:margin-bottom="0.499cm" style:contextual-spacing="false" style:writing-mode="lr-tb"/>
    </style:style>
    <style:style style:name="P4" style:family="paragraph" style:parent-style-name="Preformatted_20_Text" style:list-style-name="L13"/>
    <style:style style:name="P5" style:family="paragraph" style:parent-style-name="Preformatted_20_Text" style:list-style-name="L13">
      <style:paragraph-properties style:writing-mode="lr-tb"/>
    </style:style>
    <style:style style:name="P6" style:family="paragraph" style:parent-style-name="Preformatted_20_Text" style:list-style-name="L13">
      <style:paragraph-properties fo:margin-top="0cm" fo:margin-bottom="0.499cm" style:contextual-spacing="false" style:writing-mode="lr-tb"/>
    </style:style>
    <style:style style:name="P7" style:family="paragraph" style:parent-style-name="Preformatted_20_Text" style:list-style-name="L15"/>
    <style:style style:name="P8" style:family="paragraph" style:parent-style-name="Preformatted_20_Text" style:list-style-name="L15">
      <style:paragraph-properties style:writing-mode="lr-tb"/>
    </style:style>
    <style:style style:name="P9" style:family="paragraph" style:parent-style-name="Preformatted_20_Text" style:list-style-name="L15">
      <style:paragraph-properties fo:margin-top="0cm" fo:margin-bottom="0.499cm" style:contextual-spacing="false" style:writing-mode="lr-tb"/>
    </style:style>
    <style:style style:name="P10" style:family="paragraph" style:parent-style-name="Preformatted_20_Text" style:list-style-name="L16"/>
    <style:style style:name="P11" style:family="paragraph" style:parent-style-name="Preformatted_20_Text" style:list-style-name="L16">
      <style:paragraph-properties style:writing-mode="lr-tb"/>
    </style:style>
    <style:style style:name="P12" style:family="paragraph" style:parent-style-name="Preformatted_20_Text" style:list-style-name="L16">
      <style:paragraph-properties fo:margin-top="0cm" fo:margin-bottom="0.499cm" style:contextual-spacing="false" style:writing-mode="lr-tb"/>
    </style:style>
    <style:style style:name="P13" style:family="paragraph" style:parent-style-name="Preformatted_20_Text" style:list-style-name="L19"/>
    <style:style style:name="P14" style:family="paragraph" style:parent-style-name="Preformatted_20_Text" style:list-style-name="L19">
      <style:paragraph-properties style:writing-mode="lr-tb"/>
    </style:style>
    <style:style style:name="P15" style:family="paragraph" style:parent-style-name="Preformatted_20_Text" style:list-style-name="L19">
      <style:paragraph-properties fo:margin-top="0cm" fo:margin-bottom="0.499cm" style:contextual-spacing="false" style:writing-mode="lr-tb"/>
    </style:style>
    <style:style style:name="P16" style:family="paragraph" style:parent-style-name="Text_20_body" style:list-style-name="L1"/>
    <style:style style:name="P17" style:family="paragraph" style:parent-style-name="Text_20_body" style:list-style-name="L1">
      <style:paragraph-properties fo:margin-top="0cm" fo:margin-bottom="0cm" style:contextual-spacing="false"/>
    </style:style>
    <style:style style:name="P18" style:family="paragraph" style:parent-style-name="Text_20_body" style:list-style-name="L2"/>
    <style:style style:name="P19" style:family="paragraph" style:parent-style-name="Text_20_body" style:list-style-name="L2">
      <style:paragraph-properties fo:margin-top="0cm" fo:margin-bottom="0cm" style:contextual-spacing="false"/>
    </style:style>
    <style:style style:name="P20" style:family="paragraph" style:parent-style-name="Text_20_body" style:list-style-name="L3"/>
    <style:style style:name="P21" style:family="paragraph" style:parent-style-name="Text_20_body" style:list-style-name="L3">
      <style:paragraph-properties fo:margin-top="0cm" fo:margin-bottom="0cm" style:contextual-spacing="false"/>
    </style:style>
    <style:style style:name="P22" style:family="paragraph" style:parent-style-name="Text_20_body" style:list-style-name="L4"/>
    <style:style style:name="P23" style:family="paragraph" style:parent-style-name="Text_20_body" style:list-style-name="L4">
      <style:paragraph-properties fo:margin-top="0cm" fo:margin-bottom="0cm" style:contextual-spacing="false"/>
    </style:style>
    <style:style style:name="P24" style:family="paragraph" style:parent-style-name="Text_20_body" style:list-style-name="L5"/>
    <style:style style:name="P25" style:family="paragraph" style:parent-style-name="Text_20_body" style:list-style-name="L5">
      <style:paragraph-properties fo:margin-top="0cm" fo:margin-bottom="0cm" style:contextual-spacing="false"/>
    </style:style>
    <style:style style:name="P26" style:family="paragraph" style:parent-style-name="Text_20_body" style:list-style-name="L6"/>
    <style:style style:name="P27" style:family="paragraph" style:parent-style-name="Text_20_body" style:list-style-name="L6">
      <style:paragraph-properties fo:margin-top="0cm" fo:margin-bottom="0cm" style:contextual-spacing="false"/>
    </style:style>
    <style:style style:name="P28" style:family="paragraph" style:parent-style-name="Text_20_body" style:list-style-name="L7"/>
    <style:style style:name="P29" style:family="paragraph" style:parent-style-name="Text_20_body" style:list-style-name="L7">
      <style:paragraph-properties fo:margin-top="0cm" fo:margin-bottom="0cm" style:contextual-spacing="false"/>
    </style:style>
    <style:style style:name="P30" style:family="paragraph" style:parent-style-name="Text_20_body" style:list-style-name="L8"/>
    <style:style style:name="P31" style:family="paragraph" style:parent-style-name="Text_20_body" style:list-style-name="L8">
      <style:paragraph-properties fo:margin-top="0cm" fo:margin-bottom="0cm" style:contextual-spacing="false"/>
    </style:style>
    <style:style style:name="P32" style:family="paragraph" style:parent-style-name="Text_20_body" style:list-style-name="L9"/>
    <style:style style:name="P33" style:family="paragraph" style:parent-style-name="Text_20_body" style:list-style-name="L9">
      <style:paragraph-properties fo:margin-top="0cm" fo:margin-bottom="0cm" style:contextual-spacing="false"/>
    </style:style>
    <style:style style:name="P34" style:family="paragraph" style:parent-style-name="Text_20_body" style:list-style-name="L10"/>
    <style:style style:name="P35" style:family="paragraph" style:parent-style-name="Text_20_body" style:list-style-name="L10">
      <style:paragraph-properties fo:margin-top="0cm" fo:margin-bottom="0cm" style:contextual-spacing="false"/>
    </style:style>
    <style:style style:name="P36" style:family="paragraph" style:parent-style-name="Text_20_body" style:list-style-name="L11"/>
    <style:style style:name="P37" style:family="paragraph" style:parent-style-name="Text_20_body" style:list-style-name="L11">
      <style:paragraph-properties fo:margin-top="0cm" fo:margin-bottom="0cm" style:contextual-spacing="false"/>
    </style:style>
    <style:style style:name="P38" style:family="paragraph" style:parent-style-name="Text_20_body" style:list-style-name="L12"/>
    <style:style style:name="P39" style:family="paragraph" style:parent-style-name="Text_20_body" style:list-style-name="L12">
      <style:paragraph-properties fo:margin-top="0cm" fo:margin-bottom="0cm" style:contextual-spacing="false"/>
    </style:style>
    <style:style style:name="P40" style:family="paragraph" style:parent-style-name="Text_20_body" style:list-style-name="L13"/>
    <style:style style:name="P41" style:family="paragraph" style:parent-style-name="Text_20_body" style:list-style-name="L13">
      <style:paragraph-properties fo:margin-top="0cm" fo:margin-bottom="0cm" style:contextual-spacing="false"/>
    </style:style>
    <style:style style:name="P42" style:family="paragraph" style:parent-style-name="Text_20_body" style:list-style-name="L14"/>
    <style:style style:name="P43" style:family="paragraph" style:parent-style-name="Text_20_body" style:list-style-name="L14">
      <style:paragraph-properties fo:margin-top="0cm" fo:margin-bottom="0cm" style:contextual-spacing="false"/>
    </style:style>
    <style:style style:name="P44" style:family="paragraph" style:parent-style-name="Text_20_body" style:list-style-name="L15"/>
    <style:style style:name="P45" style:family="paragraph" style:parent-style-name="Text_20_body" style:list-style-name="L15">
      <style:paragraph-properties fo:margin-top="0cm" fo:margin-bottom="0cm" style:contextual-spacing="false"/>
    </style:style>
    <style:style style:name="P46" style:family="paragraph" style:parent-style-name="Text_20_body" style:list-style-name="L16"/>
    <style:style style:name="P47" style:family="paragraph" style:parent-style-name="Text_20_body" style:list-style-name="L16">
      <style:paragraph-properties fo:margin-top="0cm" fo:margin-bottom="0cm" style:contextual-spacing="false"/>
    </style:style>
    <style:style style:name="P48" style:family="paragraph" style:parent-style-name="Text_20_body" style:list-style-name="L17"/>
    <style:style style:name="P49" style:family="paragraph" style:parent-style-name="Text_20_body" style:list-style-name="L17">
      <style:paragraph-properties fo:margin-top="0cm" fo:margin-bottom="0cm" style:contextual-spacing="false"/>
    </style:style>
    <style:style style:name="P50" style:family="paragraph" style:parent-style-name="Text_20_body" style:list-style-name="L18"/>
    <style:style style:name="P51" style:family="paragraph" style:parent-style-name="Text_20_body" style:list-style-name="L18">
      <style:paragraph-properties fo:margin-top="0cm" fo:margin-bottom="0cm" style:contextual-spacing="false"/>
    </style:style>
    <style:style style:name="P52" style:family="paragraph" style:parent-style-name="Text_20_body" style:list-style-name="L19"/>
    <style:style style:name="P53" style:family="paragraph" style:parent-style-name="Text_20_body" style:list-style-name="L19">
      <style:paragraph-properties fo:margin-top="0cm" fo:margin-bottom="0cm" style:contextual-spacing="false"/>
    </style:style>
    <style:style style:name="P54" style:family="paragraph" style:parent-style-name="Text_20_body" style:list-style-name="L20"/>
    <style:style style:name="P55" style:family="paragraph" style:parent-style-name="Text_20_body" style:list-style-name="L20">
      <style:paragraph-properties fo:margin-top="0cm" fo:margin-bottom="0cm" style:contextual-spacing="false"/>
    </style:style>
    <style:style style:name="P56" style:family="paragraph" style:parent-style-name="Text_20_body" style:list-style-name="L21"/>
    <style:style style:name="P57" style:family="paragraph" style:parent-style-name="Text_20_body" style:list-style-name="L21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Slide Deck: Teaching Kafka to Java Developers</text:h>
      <text:p text:style-name="Horizontal_20_Line"/>
      <text:h text:style-name="Heading_20_4" text:outline-level="4">Slide 1: <text:span text:style-name="Strong_20_Emphasis">Title Slide</text:span></text:h>
      <text:list xml:id="list4260727887" text:style-name="L1">
        <text:list-item>
          <text:p text:style-name="P17"><text:span text:style-name="Strong_20_Emphasis">Title:</text:span> Introduction to Apache Kafka for Java Developers</text:p>
        </text:list-item>
        <text:list-item>
          <text:p text:style-name="P17"><text:span text:style-name="Strong_20_Emphasis">Subtitle:</text:span> From Basics to Advanced Concepts</text:p>
        </text:list-item>
        <text:list-item>
          <text:p text:style-name="P17"><text:span text:style-name="Strong_20_Emphasis">Your Name and Contact Information</text:span></text:p>
        </text:list-item>
        <text:list-item>
          <text:p text:style-name="P16"><text:span text:style-name="Strong_20_Emphasis">Date</text:span></text:p>
        </text:list-item>
      </text:list>
      <text:p text:style-name="Horizontal_20_Line"/>
      <text:h text:style-name="Heading_20_4" text:outline-level="4">Slide 2: <text:span text:style-name="Strong_20_Emphasis">Agenda</text:span></text:h>
      <text:list xml:id="list2187432343" text:style-name="L2">
        <text:list-item>
          <text:p text:style-name="P19">Introduction to Apache Kafka</text:p>
        </text:list-item>
        <text:list-item>
          <text:p text:style-name="P19">Kafka Architecture and Components</text:p>
        </text:list-item>
        <text:list-item>
          <text:p text:style-name="P19">Setting Up Kafka</text:p>
        </text:list-item>
        <text:list-item>
          <text:p text:style-name="P19">Producing and Consuming Messages</text:p>
        </text:list-item>
        <text:list-item>
          <text:p text:style-name="P19">Kafka Streams and KSQL</text:p>
        </text:list-item>
        <text:list-item>
          <text:p text:style-name="P19">Kafka Connect and Integrations</text:p>
        </text:list-item>
        <text:list-item>
          <text:p text:style-name="P19">Advanced Kafka Features</text:p>
        </text:list-item>
        <text:list-item>
          <text:p text:style-name="P18">Quizzes and Lab Work</text:p>
        </text:list-item>
      </text:list>
      <text:p text:style-name="Horizontal_20_Line"/>
      <text:h text:style-name="Heading_20_4" text:outline-level="4">Slide 3: <text:span text:style-name="Strong_20_Emphasis">Introduction to Apache Kafka</text:span></text:h>
      <text:list xml:id="list1252832762" text:style-name="L3">
        <text:list-item>
          <text:p text:style-name="P21"><text:span text:style-name="Strong_20_Emphasis">Definition:</text:span> Apache Kafka is a distributed streaming platform capable of handling trillions of events a day.</text:p>
        </text:list-item>
        <text:list-item>
          <text:p text:style-name="P21"><text:span text:style-name="Strong_20_Emphasis">History:</text:span> Initially developed at LinkedIn, open-sourced in early 2011, and later became part of the Apache Software Foundation.</text:p>
        </text:list-item>
        <text:list-item>
          <text:p text:style-name="P21"><text:span text:style-name="Strong_20_Emphasis">Use Cases:</text:span></text:p>
          <text:list>
            <text:list-item>
              <text:p text:style-name="P21"><text:span text:style-name="Strong_20_Emphasis">Real-time Data Pipelines:</text:span> Moving data between systems in real-time.</text:p>
            </text:list-item>
            <text:list-item>
              <text:p text:style-name="P21"><text:span text:style-name="Strong_20_Emphasis">Stream Processing:</text:span> Analyzing and processing streams of data.</text:p>
            </text:list-item>
            <text:list-item>
              <text:p text:style-name="P21"><text:span text:style-name="Strong_20_Emphasis">Log Aggregation:</text:span> Collecting and managing log data.</text:p>
            </text:list-item>
            <text:list-item>
              <text:p text:style-name="P21"><text:span text:style-name="Strong_20_Emphasis">Event Sourcing:</text:span> Storing the state changes of an application as a sequence of events.</text:p>
            </text:list-item>
          </text:list>
        </text:list-item>
        <text:list-item>
          <text:p text:style-name="P21"><text:span text:style-name="Strong_20_Emphasis">Key Concepts:</text:span></text:p>
          <text:list>
            <text:list-item>
              <text:p text:style-name="P21"><text:span text:style-name="Strong_20_Emphasis">Topics:</text:span> Named streams of records.</text:p>
            </text:list-item>
            <text:list-item>
              <text:p text:style-name="P21"><text:span text:style-name="Strong_20_Emphasis">Producers:</text:span> Applications that publish data to topics.</text:p>
            </text:list-item>
            <text:list-item>
              <text:p text:style-name="P21"><text:span text:style-name="Strong_20_Emphasis">Consumers:</text:span> Applications that read data from topics.</text:p>
            </text:list-item>
            <text:list-item>
              <text:p text:style-name="P21"><text:span text:style-name="Strong_20_Emphasis">Brokers:</text:span> Kafka servers that store and serve data.</text:p>
            </text:list-item>
            <text:list-item>
              <text:p text:style-name="P21"><text:span text:style-name="Strong_20_Emphasis">Partitions:</text:span> Sub-divisions of topics for parallel processing.</text:p>
            </text:list-item>
            <text:list-item>
              <text:p text:style-name="P20"><text:span text:style-name="Strong_20_Emphasis">Offsets:</text:span> Unique identifiers for each record within a partition.</text:p>
            </text:list-item>
          </text:list>
        </text:list-item>
      </text:list>
      <text:p text:style-name="Horizontal_20_Line"/>
      <text:h text:style-name="Heading_20_4" text:outline-level="4">Slide 4: <text:span text:style-name="Strong_20_Emphasis">Kafka Architecture and Components</text:span></text:h>
      <text:list xml:id="list3102541912" text:style-name="L4">
        <text:list-item>
          <text:p text:style-name="P23"><text:span text:style-name="Strong_20_Emphasis">Kafka Cluster:</text:span></text:p>
          <text:list>
            <text:list-item>
              <text:p text:style-name="P23"><text:span text:style-name="Strong_20_Emphasis">Brokers:</text:span> Each broker is a Kafka server that handles data storage and serves client requests.</text:p>
            </text:list-item>
            <text:list-item>
              <text:p text:style-name="P23"><text:soft-page-break/><text:span text:style-name="Strong_20_Emphasis">Zookeeper:</text:span> Manages cluster metadata and leader election.</text:p>
            </text:list-item>
          </text:list>
        </text:list-item>
        <text:list-item>
          <text:p text:style-name="P23"><text:span text:style-name="Strong_20_Emphasis">Producers and Consumers:</text:span></text:p>
          <text:list>
            <text:list-item>
              <text:p text:style-name="P23"><text:span text:style-name="Strong_20_Emphasis">Producers:</text:span> Send records to a topic. Can send data synchronously or asynchronously.</text:p>
            </text:list-item>
            <text:list-item>
              <text:p text:style-name="P23"><text:span text:style-name="Strong_20_Emphasis">Consumers:</text:span> Read records from a topic. Can belong to a consumer group to balance the load.</text:p>
            </text:list-item>
          </text:list>
        </text:list-item>
        <text:list-item>
          <text:p text:style-name="P23"><text:span text:style-name="Strong_20_Emphasis">Topics and Partitions:</text:span></text:p>
          <text:list>
            <text:list-item>
              <text:p text:style-name="P23"><text:span text:style-name="Strong_20_Emphasis">Topics:</text:span> Logical channels for data streams.</text:p>
            </text:list-item>
            <text:list-item>
              <text:p text:style-name="P23"><text:span text:style-name="Strong_20_Emphasis">Partitions:</text:span> Allow topics to be parallelized across multiple servers.</text:p>
            </text:list-item>
          </text:list>
        </text:list-item>
        <text:list-item>
          <text:p text:style-name="P23"><text:span text:style-name="Strong_20_Emphasis">Replication and Fault Tolerance:</text:span></text:p>
          <text:list>
            <text:list-item>
              <text:p text:style-name="P23"><text:span text:style-name="Strong_20_Emphasis">Replication Factor:</text:span> Number of copies of a partition.</text:p>
            </text:list-item>
            <text:list-item>
              <text:p text:style-name="P22"><text:span text:style-name="Strong_20_Emphasis">Leader and Followers:</text:span> One leader handles all reads and writes for a partition, while followers replicate the data.</text:p>
            </text:list-item>
          </text:list>
        </text:list-item>
      </text:list>
      <text:p text:style-name="Horizontal_20_Line"/>
      <text:h text:style-name="Heading_20_4" text:outline-level="4">Slide 5: <text:span text:style-name="Strong_20_Emphasis">Setting Up Kafka</text:span></text:h>
      <text:list xml:id="list976800210" text:style-name="L5">
        <text:list-item>
          <text:p text:style-name="P25"><text:span text:style-name="Strong_20_Emphasis">Prerequisites:</text:span></text:p>
          <text:list>
            <text:list-item>
              <text:p text:style-name="P25"><text:span text:style-name="Strong_20_Emphasis">Java:</text:span> Ensure Java is installed and configured.</text:p>
            </text:list-item>
            <text:list-item>
              <text:p text:style-name="P25"><text:span text:style-name="Strong_20_Emphasis">Zookeeper:</text:span> Kafka relies on Zookeeper for distributed coordination.</text:p>
            </text:list-item>
            <text:list-item>
              <text:p text:style-name="P25"><text:span text:style-name="Strong_20_Emphasis">Kafka Binaries:</text:span> Download from the official Apache Kafka website.</text:p>
            </text:list-item>
          </text:list>
        </text:list-item>
        <text:list-item>
          <text:p text:style-name="P25"><text:span text:style-name="Strong_20_Emphasis">Installation Steps:</text:span></text:p>
          <text:list>
            <text:list-item>
              <text:p text:style-name="P25"><text:span text:style-name="Strong_20_Emphasis">Download Kafka:</text:span> Obtain the latest version from <text:a xlink:type="simple" xlink:href="https://kafka.apache.org/downloads" office:target-frame-name="_new" xlink:show="replace" text:style-name="Internet_20_link" text:visited-style-name="Visited_20_Internet_20_Link">Kafka Downloads</text:a>.</text:p>
            </text:list-item>
            <text:list-item>
              <text:p text:style-name="P25"><text:span text:style-name="Strong_20_Emphasis">Extract Files:</text:span> Unzip the downloaded archive.</text:p>
            </text:list-item>
            <text:list-item>
              <text:p text:style-name="P25"><text:span text:style-name="Strong_20_Emphasis">Configuration:</text:span></text:p>
              <text:list>
                <text:list-item>
                  <text:p text:style-name="P25"><text:span text:style-name="Strong_20_Emphasis">Server Properties:</text:span> Configure <text:span text:style-name="Source_20_Text">server.properties</text:span> for broker settings.</text:p>
                </text:list-item>
                <text:list-item>
                  <text:p text:style-name="P25"><text:span text:style-name="Strong_20_Emphasis">Zookeeper Properties:</text:span> Configure <text:span text:style-name="Source_20_Text">zookeeper.properties</text:span> for Zookeeper settings.</text:p>
                </text:list-item>
              </text:list>
            </text:list-item>
            <text:list-item>
              <text:p text:style-name="P25"><text:span text:style-name="Strong_20_Emphasis">Start Services:</text:span></text:p>
              <text:list>
                <text:list-item>
                  <text:p text:style-name="P25"><text:span text:style-name="Strong_20_Emphasis">Start Zookeeper:</text:span> <text:span text:style-name="Source_20_Text">bin/zookeeper-server-start.sh config/zookeeper.properties</text:span></text:p>
                </text:list-item>
                <text:list-item>
                  <text:p text:style-name="P25"><text:span text:style-name="Strong_20_Emphasis">Start Kafka Broker:</text:span> <text:span text:style-name="Source_20_Text">bin/kafka-server-start.sh config/server.properties</text:span></text:p>
                </text:list-item>
              </text:list>
            </text:list-item>
          </text:list>
        </text:list-item>
        <text:list-item>
          <text:p text:style-name="P25"><text:span text:style-name="Strong_20_Emphasis">Basic Commands:</text:span></text:p>
          <text:list>
            <text:list-item>
              <text:p text:style-name="P25"><text:span text:style-name="Strong_20_Emphasis">Create Topic:</text:span> <text:span text:style-name="Source_20_Text">bin/kafka-topics.sh --create --topic test --bootstrap-server localhost:9092 --partitions 1 --replication-factor 1</text:span></text:p>
            </text:list-item>
            <text:list-item>
              <text:p text:style-name="P25"><text:span text:style-name="Strong_20_Emphasis">List Topics:</text:span> <text:span text:style-name="Source_20_Text">bin/kafka-topics.sh --list --bootstrap-server localhost:9092</text:span></text:p>
            </text:list-item>
            <text:list-item>
              <text:p text:style-name="P24"><text:span text:style-name="Strong_20_Emphasis">Describe Topic:</text:span> <text:span text:style-name="Source_20_Text">bin/kafka-topics.sh --describe --topic test --bootstrap-server localhost:9092</text:span></text:p>
            </text:list-item>
          </text:list>
        </text:list-item>
      </text:list>
      <text:p text:style-name="Horizontal_20_Line"/>
      <text:h text:style-name="Heading_20_4" text:outline-level="4">Slide 6: <text:span text:style-name="Strong_20_Emphasis">Quiz: Basic Concepts</text:span></text:h>
      <text:list xml:id="list2953613163" text:style-name="L6">
        <text:list-item>
          <text:p text:style-name="P27"><text:span text:style-name="Strong_20_Emphasis">What is a Kafka Topic?</text:span></text:p>
          <text:list>
            <text:list-item>
              <text:p text:style-name="P27">A named stream of records where data is sent by producers and read by consumers.</text:p>
            </text:list-item>
          </text:list>
        </text:list-item>
        <text:list-item>
          <text:p text:style-name="P27"><text:soft-page-break/><text:span text:style-name="Strong_20_Emphasis">How does Kafka ensure fault tolerance?</text:span></text:p>
          <text:list>
            <text:list-item>
              <text:p text:style-name="P27">Through data replication across multiple brokers.</text:p>
            </text:list-item>
          </text:list>
        </text:list-item>
        <text:list-item>
          <text:p text:style-name="P27"><text:span text:style-name="Strong_20_Emphasis">Describe the role of a Kafka Broker.</text:span></text:p>
          <text:list>
            <text:list-item>
              <text:p text:style-name="P26">A broker is a Kafka server that stores data and serves client requests.</text:p>
            </text:list-item>
          </text:list>
        </text:list-item>
      </text:list>
      <text:p text:style-name="Horizontal_20_Line"/>
      <text:h text:style-name="Heading_20_4" text:outline-level="4">Slide 7: <text:span text:style-name="Strong_20_Emphasis">Lab Work: Setting Up Kafka</text:span></text:h>
      <text:list xml:id="list3448493323" text:style-name="L7">
        <text:list-item>
          <text:p text:style-name="P29"><text:span text:style-name="Strong_20_Emphasis">Objective:</text:span> Install and configure Kafka on your machine.</text:p>
        </text:list-item>
        <text:list-item>
          <text:p text:style-name="P29"><text:span text:style-name="Strong_20_Emphasis">Steps:</text:span></text:p>
          <text:list>
            <text:list-item>
              <text:p text:style-name="P29"><text:span text:style-name="Strong_20_Emphasis">Download Kafka:</text:span> Visit the official Kafka website and download the latest version.</text:p>
            </text:list-item>
            <text:list-item>
              <text:p text:style-name="P29"><text:span text:style-name="Strong_20_Emphasis">Extract Files:</text:span> Unzip the downloaded archive to your desired directory.</text:p>
            </text:list-item>
            <text:list-item>
              <text:p text:style-name="P29"><text:span text:style-name="Strong_20_Emphasis">Configure Zookeeper and Kafka:</text:span> Edit <text:span text:style-name="Source_20_Text">config/zookeeper.properties</text:span> and <text:span text:style-name="Source_20_Text">config/server.properties</text:span>.</text:p>
            </text:list-item>
            <text:list-item>
              <text:p text:style-name="P29"><text:span text:style-name="Strong_20_Emphasis">Start Zookeeper:</text:span> Run the command to start Zookeeper.</text:p>
            </text:list-item>
            <text:list-item>
              <text:p text:style-name="P29"><text:span text:style-name="Strong_20_Emphasis">Start Kafka Broker:</text:span> Run the command to start the Kafka broker.</text:p>
            </text:list-item>
            <text:list-item>
              <text:p text:style-name="P29"><text:span text:style-name="Strong_20_Emphasis">Create and List Topics:</text:span> Use Kafka CLI tools to create a topic and list all topics.</text:p>
            </text:list-item>
          </text:list>
        </text:list-item>
        <text:list-item>
          <text:p text:style-name="P28"><text:span text:style-name="Strong_20_Emphasis">Resources:</text:span> <text:a xlink:type="simple" xlink:href="https://kafka.apache.org/quickstart" office:target-frame-name="_new" xlink:show="replace" text:style-name="Internet_20_link" text:visited-style-name="Visited_20_Internet_20_Link">Kafka Quickstart</text:a>, <text:a xlink:type="simple" xlink:href="https://kafka.apache.org/documentation/" office:target-frame-name="_new" xlink:show="replace" text:style-name="Internet_20_link" text:visited-style-name="Visited_20_Internet_20_Link">Kafka Documentation</text:a></text:p>
        </text:list-item>
      </text:list>
      <text:p text:style-name="Horizontal_20_Line"/>
      <text:h text:style-name="Heading_20_4" text:outline-level="4">Slide 8: <text:span text:style-name="Strong_20_Emphasis">Producing Messages</text:span></text:h>
      <text:list xml:id="list3716924110" text:style-name="L8">
        <text:list-item>
          <text:p text:style-name="P31"><text:span text:style-name="Strong_20_Emphasis">Producer API:</text:span></text:p>
          <text:list>
            <text:list-item>
              <text:p text:style-name="P31"><text:span text:style-name="Strong_20_Emphasis">Overview:</text:span> The Producer API allows applications to send streams of data to Kafka topics.</text:p>
            </text:list-item>
            <text:list-item>
              <text:p text:style-name="P31"><text:span text:style-name="Strong_20_Emphasis">Key Methods:</text:span></text:p>
              <text:list>
                <text:list-item>
                  <text:p text:style-name="P31"><text:span text:style-name="Strong_20_Emphasis">send():</text:span> Sends a record to a topic.</text:p>
                </text:list-item>
                <text:list-item>
                  <text:p text:style-name="P31"><text:span text:style-name="Strong_20_Emphasis">flush():</text:span> Waits for all sent records to be acknowledged.</text:p>
                </text:list-item>
                <text:list-item>
                  <text:p text:style-name="P31"><text:span text:style-name="Strong_20_Emphasis">close():</text:span> Closes the producer and releases resources.</text:p>
                </text:list-item>
              </text:list>
            </text:list-item>
          </text:list>
        </text:list-item>
        <text:list-item>
          <text:p text:style-name="P31"><text:span text:style-name="Strong_20_Emphasis">Message Format:</text:span></text:p>
          <text:list>
            <text:list-item>
              <text:p text:style-name="P31"><text:span text:style-name="Strong_20_Emphasis">Key:</text:span> Used to determine the partition to which the record is sent.</text:p>
            </text:list-item>
            <text:list-item>
              <text:p text:style-name="P31"><text:span text:style-name="Strong_20_Emphasis">Value:</text:span> The actual data payload.</text:p>
            </text:list-item>
            <text:list-item>
              <text:p text:style-name="P31"><text:span text:style-name="Strong_20_Emphasis">Headers:</text:span> Optional metadata.</text:p>
            </text:list-item>
          </text:list>
        </text:list-item>
        <text:list-item>
          <text:p text:style-name="P31"><text:span text:style-name="Strong_20_Emphasis">Synchronous vs Asynchronous Sends:</text:span></text:p>
          <text:list>
            <text:list-item>
              <text:p text:style-name="P31"><text:span text:style-name="Strong_20_Emphasis">Synchronous:</text:span> Blocking call, waits for a response from Kafka.</text:p>
            </text:list-item>
            <text:list-item>
              <text:p text:style-name="P30"><text:span text:style-name="Strong_20_Emphasis">Asynchronous:</text:span> Non-blocking, sends data in the background.</text:p>
            </text:list-item>
          </text:list>
        </text:list-item>
      </text:list>
      <text:p text:style-name="Horizontal_20_Line"/>
      <text:h text:style-name="Heading_20_4" text:outline-level="4">Slide 9: <text:span text:style-name="Strong_20_Emphasis">Consuming Messages</text:span></text:h>
      <text:list xml:id="list3323516460" text:style-name="L9">
        <text:list-item>
          <text:p text:style-name="P33"><text:span text:style-name="Strong_20_Emphasis">Consumer API:</text:span></text:p>
          <text:list>
            <text:list-item>
              <text:p text:style-name="P33"><text:span text:style-name="Strong_20_Emphasis">Overview:</text:span> The Consumer API allows applications to read streams of data from Kafka topics.</text:p>
            </text:list-item>
            <text:list-item>
              <text:p text:style-name="P33"><text:span text:style-name="Strong_20_Emphasis">Key Methods:</text:span></text:p>
              <text:list>
                <text:list-item>
                  <text:p text:style-name="P33"><text:span text:style-name="Strong_20_Emphasis">poll():</text:span> Fetches records from the broker.</text:p>
                </text:list-item>
                <text:list-item>
                  <text:p text:style-name="P33"><text:span text:style-name="Strong_20_Emphasis">commitSync():</text:span> Commits the current offset.</text:p>
                </text:list-item>
                <text:list-item>
                  <text:p text:style-name="P33"><text:span text:style-name="Strong_20_Emphasis">close():</text:span> Closes the consumer and releases resources.</text:p>
                </text:list-item>
              </text:list>
            </text:list-item>
          </text:list>
        </text:list-item>
        <text:list-item>
          <text:p text:style-name="P33"><text:soft-page-break/><text:span text:style-name="Strong_20_Emphasis">Consumer Groups:</text:span></text:p>
          <text:list>
            <text:list-item>
              <text:p text:style-name="P33"><text:span text:style-name="Strong_20_Emphasis">Definition:</text:span> A group of consumers that share the load of reading from a topic.</text:p>
            </text:list-item>
            <text:list-item>
              <text:p text:style-name="P33"><text:span text:style-name="Strong_20_Emphasis">Benefits:</text:span> Enables parallel processing and fault tolerance.</text:p>
            </text:list-item>
            <text:list-item>
              <text:p text:style-name="P33"><text:span text:style-name="Strong_20_Emphasis">Rebalancing:</text:span> When a consumer joins or leaves, partitions are reassigned.</text:p>
            </text:list-item>
          </text:list>
        </text:list-item>
        <text:list-item>
          <text:p text:style-name="P33"><text:span text:style-name="Strong_20_Emphasis">Offset Management:</text:span></text:p>
          <text:list>
            <text:list-item>
              <text:p text:style-name="P33"><text:span text:style-name="Strong_20_Emphasis">Automatic Commit:</text:span> Offsets are periodically committed by the consumer.</text:p>
            </text:list-item>
            <text:list-item>
              <text:p text:style-name="P32"><text:span text:style-name="Strong_20_Emphasis">Manual Commit:</text:span> Applications control when offsets are committed, providing more control.</text:p>
            </text:list-item>
          </text:list>
        </text:list-item>
      </text:list>
      <text:p text:style-name="Horizontal_20_Line"/>
      <text:h text:style-name="Heading_20_4" text:outline-level="4">Slide 10: <text:span text:style-name="Strong_20_Emphasis">Quiz: Producing and Consuming</text:span></text:h>
      <text:list xml:id="list500443678" text:style-name="L10">
        <text:list-item>
          <text:p text:style-name="P35"><text:span text:style-name="Strong_20_Emphasis">What is the difference between synchronous and asynchronous sends in Kafka?</text:span></text:p>
          <text:list>
            <text:list-item>
              <text:p text:style-name="P35">Synchronous sends block until a response is received, while asynchronous sends do not block and handle responses in the background.</text:p>
            </text:list-item>
          </text:list>
        </text:list-item>
        <text:list-item>
          <text:p text:style-name="P35"><text:span text:style-name="Strong_20_Emphasis">Explain the concept of consumer groups.</text:span></text:p>
          <text:list>
            <text:list-item>
              <text:p text:style-name="P35">Consumer groups allow multiple consumers to share the workload of reading from a topic, with each consumer in the group handling a subset of the partitions.</text:p>
            </text:list-item>
          </text:list>
        </text:list-item>
        <text:list-item>
          <text:p text:style-name="P35"><text:span text:style-name="Strong_20_Emphasis">How does Kafka manage offsets?</text:span></text:p>
          <text:list>
            <text:list-item>
              <text:p text:style-name="P34">Kafka tracks the position of consumers in each partition using offsets, which can be managed automatically or manually.</text:p>
            </text:list-item>
          </text:list>
        </text:list-item>
      </text:list>
      <text:p text:style-name="Horizontal_20_Line"/>
      <text:h text:style-name="Heading_20_4" text:outline-level="4">Slide 11: <text:span text:style-name="Strong_20_Emphasis">Lab Work: Producing and Consuming Messages</text:span></text:h>
      <text:list xml:id="list1136271215" text:style-name="L11">
        <text:list-item>
          <text:p text:style-name="P37"><text:span text:style-name="Strong_20_Emphasis">Objective:</text:span> Produce and consume messages using Java.</text:p>
        </text:list-item>
        <text:list-item>
          <text:p text:style-name="P37"><text:span text:style-name="Strong_20_Emphasis">Steps:</text:span></text:p>
          <text:list>
            <text:list-item>
              <text:p text:style-name="P37"><text:span text:style-name="Strong_20_Emphasis">Set Up Java Project:</text:span></text:p>
              <text:list>
                <text:list-item>
                  <text:p text:style-name="P37">Create a new Java project and add Kafka dependencies (e.g., using Maven or Gradle).</text:p>
                </text:list-item>
              </text:list>
            </text:list-item>
            <text:list-item>
              <text:p text:style-name="P37"><text:span text:style-name="Strong_20_Emphasis">Write a Simple Producer:</text:span></text:p>
              <text:list>
                <text:list-item>
                  <text:p text:style-name="P37">Implement a Java class to send messages to a Kafka topic.</text:p>
                </text:list-item>
                <text:list-item>
                  <text:p text:style-name="P36">Example Code:</text:p>
                  <text:p text:style-name="P1">java</text:p>
                  <text:p text:style-name="P1">Copy code</text:p>
                  <text:p text:style-name="P2"><text:span text:style-name="Source_20_Text">Properties props = new Properties();</text:span></text:p>
                  <text:p text:style-name="P2"><text:span text:style-name="Source_20_Text">props.put("bootstrap.servers", "localhost:9092");</text:span></text:p>
                  <text:p text:style-name="P2"><text:span text:style-name="Source_20_Text">props.put("key.serializer", "org.apache.kafka.common.serialization.StringSerializer");</text:span></text:p>
                  <text:p text:style-name="P2"><text:span text:style-name="Source_20_Text">props.put("value.serializer", "org.apache.kafka.common.serialization.StringSerializer");</text:span></text:p>
                  <text:p text:style-name="P2"><text:span text:style-name="Source_20_Text">KafkaProducer&lt;String, String&gt; producer = new KafkaProducer&lt;&gt;(props);</text:span></text:p>
                  <text:p text:style-name="P2"><text:span text:style-name="Source_20_Text">producer.send(new ProducerRecord&lt;&gt;("test", "key", "value"));</text:span></text:p>
                  <text:p text:style-name="P3"><text:span text:style-name="Source_20_Text">producer.close();</text:span></text:p>
                </text:list-item>
              </text:list>
            </text:list-item>
            <text:list-item>
              <text:p text:style-name="P37"><text:span text:style-name="Strong_20_Emphasis">Write a Simple Consumer:</text:span></text:p>
              <text:list>
                <text:list-item>
                  <text:p text:style-name="P37">Implement a Java class to read messages from a Kafka topic.</text:p>
                </text:list-item>
                <text:list-item>
                  <text:p text:style-name="P36">Example Code:</text:p>
                  <text:p text:style-name="P1">java</text:p>
                  <text:p text:style-name="P1"><text:soft-page-break/>Copy code</text:p>
                  <text:p text:style-name="P2"><text:span text:style-name="Source_20_Text">Properties props = new Properties();</text:span></text:p>
                  <text:p text:style-name="P2"><text:span text:style-name="Source_20_Text">props.put("bootstrap.servers", "localhost:9092");</text:span></text:p>
                  <text:p text:style-name="P2"><text:span text:style-name="Source_20_Text">props.put("group.id", "test-group");</text:span></text:p>
                  <text:p text:style-name="P2"><text:span text:style-name="Source_20_Text">props.put("key.deserializer", "org.apache.kafka.common.serialization.StringDeserializer");</text:span></text:p>
                  <text:p text:style-name="P2"><text:span text:style-name="Source_20_Text">props.put("value.deserializer", "org.apache.kafka.common.serialization.StringDeserializer");</text:span></text:p>
                  <text:p text:style-name="P2"><text:span text:style-name="Source_20_Text">KafkaConsumer&lt;String, String&gt; consumer = new KafkaConsumer&lt;&gt;(props);</text:span></text:p>
                  <text:p text:style-name="P2"><text:span text:style-name="Source_20_Text">consumer.subscribe(Arrays.asList("test"));</text:span></text:p>
                  <text:p text:style-name="P2"><text:span text:style-name="Source_20_Text">while (true) {</text:span></text:p>
                  <text:p text:style-name="P2"><text:span text:style-name="Source_20_Text"><text:s text:c="4"/>ConsumerRecords&lt;String, String&gt; records = consumer.poll(Duration.ofMillis(100));</text:span></text:p>
                  <text:p text:style-name="P2"><text:span text:style-name="Source_20_Text"><text:s text:c="4"/>for (ConsumerRecord&lt;String, String&gt; record : records) {</text:span></text:p>
                  <text:p text:style-name="P2"><text:span text:style-name="Source_20_Text"><text:s text:c="8"/>System.out.printf("offset = %d, key = %s, value = %s%n", record.offset(), record.key(), record.value());</text:span></text:p>
                  <text:p text:style-name="P2"><text:span text:style-name="Source_20_Text"><text:s text:c="4"/>}</text:span></text:p>
                  <text:p text:style-name="P3"><text:span text:style-name="Source_20_Text">}</text:span></text:p>
                </text:list-item>
              </text:list>
            </text:list-item>
          </text:list>
        </text:list-item>
        <text:list-item>
          <text:p text:style-name="P36"><text:span text:style-name="Strong_20_Emphasis">Resources:</text:span> <text:a xlink:type="simple" xlink:href="https://kafka.apache.org/documentation/#producerapi" office:target-frame-name="_new" xlink:show="replace" text:style-name="Internet_20_link" text:visited-style-name="Visited_20_Internet_20_Link">Kafka Java API Documentation</text:a></text:p>
        </text:list-item>
      </text:list>
      <text:p text:style-name="Horizontal_20_Line"/>
      <text:h text:style-name="Heading_20_4" text:outline-level="4">Slide 12: <text:span text:style-name="Strong_20_Emphasis">Kafka Streams</text:span></text:h>
      <text:list xml:id="list3702547486" text:style-name="L12">
        <text:list-item>
          <text:p text:style-name="P39"><text:span text:style-name="Strong_20_Emphasis">Introduction:</text:span></text:p>
          <text:list>
            <text:list-item>
              <text:p text:style-name="P39">Kafka Streams is a client library for building applications and microservices, where the input and output data are stored in Kafka clusters.</text:p>
            </text:list-item>
          </text:list>
        </text:list-item>
        <text:list-item>
          <text:p text:style-name="P39"><text:span text:style-name="Strong_20_Emphasis">KStream and KTable:</text:span></text:p>
          <text:list>
            <text:list-item>
              <text:p text:style-name="P39"><text:span text:style-name="Strong_20_Emphasis">KStream:</text:span> Represents an unbounded, continuously updating stream of data.</text:p>
            </text:list-item>
            <text:list-item>
              <text:p text:style-name="P39"><text:span text:style-name="Strong_20_Emphasis">KTable:</text:span> Represents a table of changelog stream, where each record is an update on the previous one.</text:p>
            </text:list-item>
          </text:list>
        </text:list-item>
        <text:list-item>
          <text:p text:style-name="P39"><text:span text:style-name="Strong_20_Emphasis">Operations:</text:span></text:p>
          <text:list>
            <text:list-item>
              <text:p text:style-name="P39"><text:span text:style-name="Strong_20_Emphasis">Filtering:</text:span> <text:span text:style-name="Source_20_Text">filter()</text:span>, <text:span text:style-name="Source_20_Text">filterNot()</text:span></text:p>
            </text:list-item>
            <text:list-item>
              <text:p text:style-name="P39"><text:span text:style-name="Strong_20_Emphasis">Mapping:</text:span> <text:span text:style-name="Source_20_Text">map()</text:span>, <text:span text:style-name="Source_20_Text">flatMap()</text:span></text:p>
            </text:list-item>
            <text:list-item>
              <text:p text:style-name="P39"><text:span text:style-name="Strong_20_Emphasis">Joining:</text:span> <text:span text:style-name="Source_20_Text">join()</text:span>, <text:span text:style-name="Source_20_Text">leftJoin()</text:span>, <text:span text:style-name="Source_20_Text">outerJoin()</text:span></text:p>
            </text:list-item>
            <text:list-item>
              <text:p text:style-name="P38"><text:span text:style-name="Strong_20_Emphasis">Aggregating:</text:span> <text:span text:style-name="Source_20_Text">groupByKey()</text:span>, <text:span text:style-name="Source_20_Text">reduce()</text:span>, <text:span text:style-name="Source_20_Text">aggregate()</text:span></text:p>
            </text:list-item>
          </text:list>
        </text:list-item>
      </text:list>
      <text:p text:style-name="Horizontal_20_Line"/>
      <text:h text:style-name="Heading_20_4" text:outline-level="4">Slide 13: <text:span text:style-name="Strong_20_Emphasis">KSQL</text:span></text:h>
      <text:list xml:id="list2641058968" text:style-name="L13">
        <text:list-item>
          <text:p text:style-name="P41"><text:span text:style-name="Strong_20_Emphasis">Introduction:</text:span></text:p>
          <text:list>
            <text:list-item>
              <text:p text:style-name="P41">KSQL is a streaming SQL engine for Apache Kafka, allowing for real-time data processing with an easy-to-use SQL syntax.</text:p>
            </text:list-item>
          </text:list>
        </text:list-item>
        <text:list-item>
          <text:p text:style-name="P41"><text:span text:style-name="Strong_20_Emphasis">Key Features:</text:span></text:p>
          <text:list>
            <text:list-item>
              <text:p text:style-name="P41"><text:span text:style-name="Strong_20_Emphasis">Stream and Table Creation:</text:span> Define streams and tables directly from Kafka topics.</text:p>
            </text:list-item>
            <text:list-item>
              <text:p text:style-name="P41"><text:span text:style-name="Strong_20_Emphasis">Querying:</text:span> Perform continuous queries on data streams.</text:p>
            </text:list-item>
            <text:list-item>
              <text:p text:style-name="P41"><text:span text:style-name="Strong_20_Emphasis">Transformations:</text:span> Apply transformations to data in real-time.</text:p>
            </text:list-item>
          </text:list>
        </text:list-item>
        <text:list-item>
          <text:p text:style-name="P41"><text:span text:style-name="Strong_20_Emphasis">Basic Examples:</text:span></text:p>
          <text:list>
            <text:list-item>
              <text:p text:style-name="P40"><text:span text:style-name="Strong_20_Emphasis">Create Stream:</text:span></text:p>
              <text:p text:style-name="P4">sql</text:p>
              <text:p text:style-name="P4">Copy code</text:p>
              <text:p text:style-name="P5"><text:soft-page-break/><text:span text:style-name="Source_20_Text">CREATE STREAM user_actions (user_id VARCHAR, action VARCHAR) </text:span></text:p>
              <text:p text:style-name="P6"><text:span text:style-name="Source_20_Text">WITH (KAFKA_TOPIC='user_actions', VALUE_FORMAT='JSON');</text:span></text:p>
            </text:list-item>
            <text:list-item>
              <text:p text:style-name="P40"><text:span text:style-name="Strong_20_Emphasis">Simple Query:</text:span></text:p>
              <text:p text:style-name="P4">sql</text:p>
              <text:p text:style-name="P4">Copy code</text:p>
              <text:p text:style-name="P5"><text:span text:style-name="Source_20_Text">SELECT user_id, COUNT(*) </text:span></text:p>
              <text:p text:style-name="P5"><text:span text:style-name="Source_20_Text">FROM user_actions </text:span></text:p>
              <text:p text:style-name="P6"><text:span text:style-name="Source_20_Text">GROUP BY user_id;</text:span></text:p>
            </text:list-item>
          </text:list>
        </text:list-item>
      </text:list>
      <text:p text:style-name="Horizontal_20_Line"/>
      <text:h text:style-name="Heading_20_4" text:outline-level="4">Slide 14: <text:span text:style-name="Strong_20_Emphasis">Quiz: Kafka Streams and KSQL</text:span></text:h>
      <text:list xml:id="list2509180733" text:style-name="L14">
        <text:list-item>
          <text:p text:style-name="P43"><text:span text:style-name="Strong_20_Emphasis">What is the difference between KStream and KTable?</text:span></text:p>
          <text:list>
            <text:list-item>
              <text:p text:style-name="P43">KStream represents an unbounded stream of data, while KTable represents a changelog stream where each record is an update to the previous one.</text:p>
            </text:list-item>
          </text:list>
        </text:list-item>
        <text:list-item>
          <text:p text:style-name="P43"><text:span text:style-name="Strong_20_Emphasis">Provide an example of a KSQL query.</text:span></text:p>
          <text:list>
            <text:list-item>
              <text:p text:style-name="P42"><text:span text:style-name="Source_20_Text">SELECT user_id, COUNT(*) FROM user_actions GROUP BY user_id;</text:span></text:p>
            </text:list-item>
          </text:list>
        </text:list-item>
      </text:list>
      <text:p text:style-name="Horizontal_20_Line"/>
      <text:h text:style-name="Heading_20_4" text:outline-level="4">Slide 15: <text:span text:style-name="Strong_20_Emphasis">Lab Work: Kafka Streams</text:span></text:h>
      <text:list xml:id="list3190689173" text:style-name="L15">
        <text:list-item>
          <text:p text:style-name="P45"><text:span text:style-name="Strong_20_Emphasis">Objective:</text:span> Implement stream processing using the Kafka Streams API.</text:p>
        </text:list-item>
        <text:list-item>
          <text:p text:style-name="P45"><text:span text:style-name="Strong_20_Emphasis">Steps:</text:span></text:p>
          <text:list>
            <text:list-item>
              <text:p text:style-name="P45"><text:span text:style-name="Strong_20_Emphasis">Set Up Java Project:</text:span></text:p>
              <text:list>
                <text:list-item>
                  <text:p text:style-name="P45">Create a new Java project and add Kafka Streams dependencies (e.g., using Maven or Gradle).</text:p>
                </text:list-item>
              </text:list>
            </text:list-item>
            <text:list-item>
              <text:p text:style-name="P45"><text:span text:style-name="Strong_20_Emphasis">Write a Stream Processing Application:</text:span></text:p>
              <text:list>
                <text:list-item>
                  <text:p text:style-name="P45">Implement a Java class to process streams of data.</text:p>
                </text:list-item>
                <text:list-item>
                  <text:p text:style-name="P44">Example Code:</text:p>
                  <text:p text:style-name="P7">java</text:p>
                  <text:p text:style-name="P7">Copy code</text:p>
                  <text:p text:style-name="P8"><text:span text:style-name="Source_20_Text">Properties props = new Properties();</text:span></text:p>
                  <text:p text:style-name="P8"><text:span text:style-name="Source_20_Text">props.put(StreamsConfig.APPLICATION_ID_CONFIG, "streams-example");</text:span></text:p>
                  <text:p text:style-name="P8"><text:span text:style-name="Source_20_Text">props.put(StreamsConfig.BOOTSTRAP_SERVERS_CONFIG, "localhost:9092");</text:span></text:p>
                  <text:p text:style-name="P8"><text:span text:style-name="Source_20_Text">props.put(StreamsConfig.DEFAULT_KEY_SERDE_CLASS_CONFIG, Serdes.String().getClass());</text:span></text:p>
                  <text:p text:style-name="P8"><text:span text:style-name="Source_20_Text">props.put(StreamsConfig.DEFAULT_VALUE_SERDE_CLASS_CONFIG, Serdes.String().getClass());</text:span></text:p>
                  <text:p text:style-name="P8"><text:span text:style-name="Source_20_Text">StreamsBuilder builder = new StreamsBuilder();</text:span></text:p>
                  <text:p text:style-name="P8"><text:span text:style-name="Source_20_Text">KStream&lt;String, String&gt; source = builder.stream("source-topic");</text:span></text:p>
                  <text:p text:style-name="P8"><text:span text:style-name="Source_20_Text">KStream&lt;String, String&gt; transformed = source.mapValues(value -&gt; value.toUpperCase());</text:span></text:p>
                  <text:p text:style-name="P8"><text:span text:style-name="Source_20_Text">transformed.to("sink-topic");</text:span></text:p>
                  <text:p text:style-name="P8"><text:span text:style-name="Source_20_Text">KafkaStreams streams = new KafkaStreams(builder.build(), props);</text:span></text:p>
                  <text:p text:style-name="P9"><text:span text:style-name="Source_20_Text">streams.start();</text:span></text:p>
                </text:list-item>
              </text:list>
            </text:list-item>
            <text:list-item>
              <text:p text:style-name="P45"><text:span text:style-name="Strong_20_Emphasis">Run and Monitor the Application:</text:span></text:p>
              <text:list>
                <text:list-item>
                  <text:p text:style-name="P45"><text:soft-page-break/>Start the application and monitor the data flow using Kafka tools.</text:p>
                </text:list-item>
              </text:list>
            </text:list-item>
          </text:list>
        </text:list-item>
        <text:list-item>
          <text:p text:style-name="P44"><text:span text:style-name="Strong_20_Emphasis">Resources:</text:span> <text:a xlink:type="simple" xlink:href="https://kafka.apache.org/documentation/streams/" office:target-frame-name="_new" xlink:show="replace" text:style-name="Internet_20_link" text:visited-style-name="Visited_20_Internet_20_Link">Kafka Streams Documentation</text:a></text:p>
        </text:list-item>
      </text:list>
      <text:p text:style-name="Horizontal_20_Line"/>
      <text:h text:style-name="Heading_20_4" text:outline-level="4">Slide 16: <text:span text:style-name="Strong_20_Emphasis">Kafka Connect and Integrations</text:span></text:h>
      <text:list xml:id="list2556693797" text:style-name="L16">
        <text:list-item>
          <text:p text:style-name="P47"><text:span text:style-name="Strong_20_Emphasis">Introduction:</text:span></text:p>
          <text:list>
            <text:list-item>
              <text:p text:style-name="P47">Kafka Connect is a tool for scalably and reliably streaming data between Apache Kafka and other systems.</text:p>
            </text:list-item>
          </text:list>
        </text:list-item>
        <text:list-item>
          <text:p text:style-name="P47"><text:span text:style-name="Strong_20_Emphasis">Source and Sink Connectors:</text:span></text:p>
          <text:list>
            <text:list-item>
              <text:p text:style-name="P47"><text:span text:style-name="Strong_20_Emphasis">Source Connectors:</text:span> Pull data from external systems into Kafka.</text:p>
            </text:list-item>
            <text:list-item>
              <text:p text:style-name="P47"><text:span text:style-name="Strong_20_Emphasis">Sink Connectors:</text:span> Push data from Kafka to external systems.</text:p>
            </text:list-item>
          </text:list>
        </text:list-item>
        <text:list-item>
          <text:p text:style-name="P47"><text:span text:style-name="Strong_20_Emphasis">Configuration:</text:span></text:p>
          <text:list>
            <text:list-item>
              <text:p text:style-name="P47"><text:span text:style-name="Strong_20_Emphasis">Setting Up Connectors:</text:span> Configure connectors using JSON configuration files.</text:p>
            </text:list-item>
            <text:list-item>
              <text:p text:style-name="P46"><text:span text:style-name="Strong_20_Emphasis">Example Configuration:</text:span></text:p>
              <text:p text:style-name="P10">json</text:p>
              <text:p text:style-name="P10">Copy code</text:p>
              <text:p text:style-name="P11"><text:span text:style-name="Source_20_Text">{</text:span></text:p>
              <text:p text:style-name="P11"><text:span text:style-name="Source_20_Text"><text:s text:c="2"/>"name": "jdbc-source",</text:span></text:p>
              <text:p text:style-name="P11"><text:span text:style-name="Source_20_Text"><text:s text:c="2"/>"config": {</text:span></text:p>
              <text:p text:style-name="P11"><text:span text:style-name="Source_20_Text"><text:s text:c="4"/>"connector.class": "io.confluent.connect.jdbc.JdbcSourceConnector",</text:span></text:p>
              <text:p text:style-name="P11"><text:span text:style-name="Source_20_Text"><text:s text:c="4"/>"tasks.max": "1",</text:span></text:p>
              <text:p text:style-name="P11"><text:span text:style-name="Source_20_Text"><text:s text:c="4"/>"connection.url": "jdbc:mysql://localhost:3306/mydb",</text:span></text:p>
              <text:p text:style-name="P11"><text:span text:style-name="Source_20_Text"><text:s text:c="4"/>"connection.user": "user",</text:span></text:p>
              <text:p text:style-name="P11"><text:span text:style-name="Source_20_Text"><text:s text:c="4"/>"connection.password": "password",</text:span></text:p>
              <text:p text:style-name="P11"><text:span text:style-name="Source_20_Text"><text:s text:c="4"/>"table.whitelist": "my_table",</text:span></text:p>
              <text:p text:style-name="P11"><text:span text:style-name="Source_20_Text"><text:s text:c="4"/>"mode": "incrementing",</text:span></text:p>
              <text:p text:style-name="P11"><text:span text:style-name="Source_20_Text"><text:s text:c="4"/>"incrementing.column.name": "id",</text:span></text:p>
              <text:p text:style-name="P11"><text:span text:style-name="Source_20_Text"><text:s text:c="4"/>"topic.prefix": "jdbc-"</text:span></text:p>
              <text:p text:style-name="P11"><text:span text:style-name="Source_20_Text"><text:s text:c="2"/>}</text:span></text:p>
              <text:p text:style-name="P12"><text:span text:style-name="Source_20_Text">}</text:span></text:p>
            </text:list-item>
          </text:list>
        </text:list-item>
      </text:list>
      <text:p text:style-name="Horizontal_20_Line"/>
      <text:h text:style-name="Heading_20_4" text:outline-level="4">Slide 17: <text:span text:style-name="Strong_20_Emphasis">Advanced Kafka Features</text:span></text:h>
      <text:list xml:id="list4208534010" text:style-name="L17">
        <text:list-item>
          <text:p text:style-name="P49"><text:span text:style-name="Strong_20_Emphasis">Transactions:</text:span></text:p>
          <text:list>
            <text:list-item>
              <text:p text:style-name="P49"><text:span text:style-name="Strong_20_Emphasis">Introduction:</text:span> Ensures atomicity and consistency across multiple operations.</text:p>
            </text:list-item>
            <text:list-item>
              <text:p text:style-name="P49"><text:span text:style-name="Strong_20_Emphasis">Transactional Producers and Consumers:</text:span> Use transactions to achieve exactly-once semantics.</text:p>
            </text:list-item>
          </text:list>
        </text:list-item>
        <text:list-item>
          <text:p text:style-name="P49"><text:span text:style-name="Strong_20_Emphasis">Security:</text:span></text:p>
          <text:list>
            <text:list-item>
              <text:p text:style-name="P49"><text:span text:style-name="Strong_20_Emphasis">SSL Encryption:</text:span> Secure data in transit between clients and brokers.</text:p>
            </text:list-item>
            <text:list-item>
              <text:p text:style-name="P49"><text:span text:style-name="Strong_20_Emphasis">SASL Authentication:</text:span> Authenticate clients connecting to Kafka brokers.</text:p>
            </text:list-item>
            <text:list-item>
              <text:p text:style-name="P49"><text:span text:style-name="Strong_20_Emphasis">Access Control Lists (ACLs):</text:span> Manage permissions for Kafka resources.</text:p>
            </text:list-item>
          </text:list>
        </text:list-item>
        <text:list-item>
          <text:p text:style-name="P49"><text:span text:style-name="Strong_20_Emphasis">Monitoring and Management:</text:span></text:p>
          <text:list>
            <text:list-item>
              <text:p text:style-name="P49"><text:span text:style-name="Strong_20_Emphasis">Tools:</text:span> Prometheus, Grafana, Kafka Manager.</text:p>
            </text:list-item>
            <text:list-item>
              <text:p text:style-name="P48"><text:span text:style-name="Strong_20_Emphasis">Best Practices:</text:span> Regular monitoring, alerting, and capacity planning.</text:p>
            </text:list-item>
          </text:list>
        </text:list-item>
      </text:list>
      <text:p text:style-name="Horizontal_20_Line"/>
      <text:h text:style-name="Heading_20_4" text:outline-level="4"><text:soft-page-break/>Slide 18: <text:span text:style-name="Strong_20_Emphasis">Quiz: Advanced Features</text:span></text:h>
      <text:list xml:id="list3049838957" text:style-name="L18">
        <text:list-item>
          <text:p text:style-name="P51"><text:span text:style-name="Strong_20_Emphasis">Explain Kafka transactions.</text:span></text:p>
          <text:list>
            <text:list-item>
              <text:p text:style-name="P51">Kafka transactions allow multiple operations to be executed atomically, ensuring data consistency.</text:p>
            </text:list-item>
          </text:list>
        </text:list-item>
        <text:list-item>
          <text:p text:style-name="P51"><text:span text:style-name="Strong_20_Emphasis">How can you secure a Kafka cluster?</text:span></text:p>
          <text:list>
            <text:list-item>
              <text:p text:style-name="P50">By using SSL for encryption, SASL for authentication, and ACLs for access control.</text:p>
            </text:list-item>
          </text:list>
        </text:list-item>
      </text:list>
      <text:p text:style-name="Horizontal_20_Line"/>
      <text:h text:style-name="Heading_20_4" text:outline-level="4">Slide 19: <text:span text:style-name="Strong_20_Emphasis">Lab Work: Kafka Connect</text:span></text:h>
      <text:list xml:id="list3081065500" text:style-name="L19">
        <text:list-item>
          <text:p text:style-name="P53"><text:span text:style-name="Strong_20_Emphasis">Objective:</text:span> Integrate Kafka with a database using Kafka Connect.</text:p>
        </text:list-item>
        <text:list-item>
          <text:p text:style-name="P53"><text:span text:style-name="Strong_20_Emphasis">Steps:</text:span></text:p>
          <text:list>
            <text:list-item>
              <text:p text:style-name="P53"><text:span text:style-name="Strong_20_Emphasis">Set Up Kafka Connect:</text:span></text:p>
              <text:list>
                <text:list-item>
                  <text:p text:style-name="P53">Download and install Kafka Connect.</text:p>
                </text:list-item>
                <text:list-item>
                  <text:p text:style-name="P53">Configure Kafka Connect properties.</text:p>
                </text:list-item>
              </text:list>
            </text:list-item>
            <text:list-item>
              <text:p text:style-name="P53"><text:span text:style-name="Strong_20_Emphasis">Set Up Source Connector:</text:span></text:p>
              <text:list>
                <text:list-item>
                  <text:p text:style-name="P53">Create a JSON configuration file for the source connector.</text:p>
                </text:list-item>
                <text:list-item>
                  <text:p text:style-name="P52">Example Configuration:</text:p>
                  <text:p text:style-name="P13">json</text:p>
                  <text:p text:style-name="P13">Copy code</text:p>
                  <text:p text:style-name="P14"><text:span text:style-name="Source_20_Text">{</text:span></text:p>
                  <text:p text:style-name="P14"><text:span text:style-name="Source_20_Text"><text:s text:c="2"/>"name": "jdbc-source",</text:span></text:p>
                  <text:p text:style-name="P14"><text:span text:style-name="Source_20_Text"><text:s text:c="2"/>"config": {</text:span></text:p>
                  <text:p text:style-name="P14"><text:span text:style-name="Source_20_Text"><text:s text:c="4"/>"connector.class": "io.confluent.connect.jdbc.JdbcSourceConnector",</text:span></text:p>
                  <text:p text:style-name="P14"><text:span text:style-name="Source_20_Text"><text:s text:c="4"/>"tasks.max": "1",</text:span></text:p>
                  <text:p text:style-name="P14"><text:span text:style-name="Source_20_Text"><text:s text:c="4"/>"connection.url": "jdbc:mysql://localhost:3306/mydb",</text:span></text:p>
                  <text:p text:style-name="P14"><text:span text:style-name="Source_20_Text"><text:s text:c="4"/>"connection.user": "user",</text:span></text:p>
                  <text:p text:style-name="P14"><text:span text:style-name="Source_20_Text"><text:s text:c="4"/>"connection.password": "password",</text:span></text:p>
                  <text:p text:style-name="P14"><text:span text:style-name="Source_20_Text"><text:s text:c="4"/>"table.whitelist": "my_table",</text:span></text:p>
                  <text:p text:style-name="P14"><text:span text:style-name="Source_20_Text"><text:s text:c="4"/>"mode": "incrementing",</text:span></text:p>
                  <text:p text:style-name="P14"><text:span text:style-name="Source_20_Text"><text:s text:c="4"/>"incrementing.column.name": "id",</text:span></text:p>
                  <text:p text:style-name="P14"><text:span text:style-name="Source_20_Text"><text:s text:c="4"/>"topic.prefix": "jdbc-"</text:span></text:p>
                  <text:p text:style-name="P14"><text:span text:style-name="Source_20_Text"><text:s text:c="2"/>}</text:span></text:p>
                  <text:p text:style-name="P15"><text:span text:style-name="Source_20_Text">}</text:span></text:p>
                </text:list-item>
              </text:list>
            </text:list-item>
            <text:list-item>
              <text:p text:style-name="P53"><text:span text:style-name="Strong_20_Emphasis">Set Up Sink Connector:</text:span></text:p>
              <text:list>
                <text:list-item>
                  <text:p text:style-name="P53">Create a JSON configuration file for the sink connector.</text:p>
                </text:list-item>
                <text:list-item>
                  <text:p text:style-name="P52">Example Configuration:</text:p>
                  <text:p text:style-name="P13">json</text:p>
                  <text:p text:style-name="P13">Copy code</text:p>
                  <text:p text:style-name="P14"><text:span text:style-name="Source_20_Text">{</text:span></text:p>
                  <text:p text:style-name="P14"><text:span text:style-name="Source_20_Text"><text:s text:c="2"/>"name": "jdbc-sink",</text:span></text:p>
                  <text:p text:style-name="P14"><text:span text:style-name="Source_20_Text"><text:s text:c="2"/>"config": {</text:span></text:p>
                  <text:p text:style-name="P14"><text:span text:style-name="Source_20_Text"><text:s text:c="4"/>"connector.class": "io.confluent.connect.jdbc.JdbcSinkConnector",</text:span></text:p>
                  <text:p text:style-name="P14"><text:span text:style-name="Source_20_Text"><text:s text:c="4"/>"tasks.max": "1",</text:span></text:p>
                  <text:p text:style-name="P14"><text:span text:style-name="Source_20_Text"><text:s text:c="4"/>"connection.url": "jdbc:mysql://localhost:3306/mydb",</text:span></text:p>
                  <text:p text:style-name="P14"><text:span text:style-name="Source_20_Text"><text:s text:c="4"/>"connection.user": "user",</text:span></text:p>
                  <text:p text:style-name="P14"><text:span text:style-name="Source_20_Text"><text:s text:c="4"/>"connection.password": "password",</text:span></text:p>
                  <text:p text:style-name="P14"><text:span text:style-name="Source_20_Text"><text:s text:c="4"/>"topics": "jdbc-my_table",</text:span></text:p>
                  <text:p text:style-name="P14"><text:span text:style-name="Source_20_Text"><text:s text:c="4"/>"insert.mode": "insert",</text:span></text:p>
                  <text:p text:style-name="P14"><text:span text:style-name="Source_20_Text"><text:s text:c="4"/>"auto.create": "true"</text:span></text:p>
                  <text:p text:style-name="P14"><text:span text:style-name="Source_20_Text"><text:s text:c="2"/>}</text:span></text:p>
                  <text:p text:style-name="P15"><text:soft-page-break/><text:span text:style-name="Source_20_Text">}</text:span></text:p>
                </text:list-item>
              </text:list>
            </text:list-item>
            <text:list-item>
              <text:p text:style-name="P53"><text:span text:style-name="Strong_20_Emphasis">Monitor Data Flow:</text:span></text:p>
              <text:list>
                <text:list-item>
                  <text:p text:style-name="P53">Use Kafka tools and logs to ensure data is flowing correctly.</text:p>
                </text:list-item>
              </text:list>
            </text:list-item>
          </text:list>
        </text:list-item>
        <text:list-item>
          <text:p text:style-name="P52"><text:span text:style-name="Strong_20_Emphasis">Resources:</text:span> <text:a xlink:type="simple" xlink:href="https://kafka.apache.org/documentation/#connect" office:target-frame-name="_new" xlink:show="replace" text:style-name="Internet_20_link" text:visited-style-name="Visited_20_Internet_20_Link">Kafka Connect Documentation</text:a></text:p>
        </text:list-item>
      </text:list>
      <text:p text:style-name="Horizontal_20_Line"/>
      <text:h text:style-name="Heading_20_4" text:outline-level="4">Slide 20: <text:span text:style-name="Strong_20_Emphasis">Conclusion and Q&amp;A</text:span></text:h>
      <text:list xml:id="list205035831" text:style-name="L20">
        <text:list-item>
          <text:p text:style-name="P55"><text:span text:style-name="Strong_20_Emphasis">Summary:</text:span></text:p>
          <text:list>
            <text:list-item>
              <text:p text:style-name="P55"><text:span text:style-name="Strong_20_Emphasis">Key Concepts:</text:span> Review of topics covered, from Kafka basics to advanced features.</text:p>
            </text:list-item>
            <text:list-item>
              <text:p text:style-name="P55"><text:span text:style-name="Strong_20_Emphasis">Hands-On Experience:</text:span> Recap of lab work and practical exercises.</text:p>
            </text:list-item>
          </text:list>
        </text:list-item>
        <text:list-item>
          <text:p text:style-name="P55"><text:span text:style-name="Strong_20_Emphasis">Q&amp;A Session:</text:span></text:p>
          <text:list>
            <text:list-item>
              <text:p text:style-name="P55">Open the floor for questions and address any queries from participants.</text:p>
            </text:list-item>
          </text:list>
        </text:list-item>
        <text:list-item>
          <text:p text:style-name="P55"><text:span text:style-name="Strong_20_Emphasis">Next Steps:</text:span></text:p>
          <text:list>
            <text:list-item>
              <text:p text:style-name="P55"><text:span text:style-name="Strong_20_Emphasis">Further Reading:</text:span> Recommended books and articles on Kafka.</text:p>
            </text:list-item>
            <text:list-item>
              <text:p text:style-name="P55"><text:span text:style-name="Strong_20_Emphasis">Additional Resources:</text:span> Links to tutorials, courses, and community forums.</text:p>
            </text:list-item>
            <text:list-item>
              <text:p text:style-name="P54"><text:span text:style-name="Strong_20_Emphasis">Practice Exercises:</text:span> Suggested exercises for further practice.</text:p>
            </text:list-item>
          </text:list>
        </text:list-item>
      </text:list>
      <text:p text:style-name="Horizontal_20_Line"/>
      <text:h text:style-name="Heading_20_4" text:outline-level="4">Slide 21: <text:span text:style-name="Strong_20_Emphasis">Additional Resources</text:span></text:h>
      <text:list xml:id="list1012177547" text:style-name="L21">
        <text:list-item>
          <text:p text:style-name="P57"><text:span text:style-name="Strong_20_Emphasis">Official Kafka Documentation:</text:span> <text:a xlink:type="simple" xlink:href="https://kafka.apache.org/documentation/" office:target-frame-name="_new" xlink:show="replace" text:style-name="Internet_20_link" text:visited-style-name="Visited_20_Internet_20_Link">Kafka Documentation</text:a></text:p>
        </text:list-item>
        <text:list-item>
          <text:p text:style-name="P57"><text:span text:style-name="Strong_20_Emphasis">Kafka Tutorials:</text:span> Confluent Tutorials</text:p>
        </text:list-item>
        <text:list-item>
          <text:p text:style-name="P57"><text:span text:style-name="Strong_20_Emphasis">Community Forums and Support:</text:span></text:p>
          <text:list>
            <text:list-item>
              <text:p text:style-name="P57"><text:a xlink:type="simple" xlink:href="https://stackoverflow.com/questions/tagged/apache-kafka" office:target-frame-name="_new" xlink:show="replace" text:style-name="Internet_20_link" text:visited-style-name="Visited_20_Internet_20_Link">Stack Overflow</text:a></text:p>
            </text:list-item>
            <text:list-item>
              <text:p text:style-name="P56"><text:a xlink:type="simple" xlink:href="https://kafka.apache.org/contact" office:target-frame-name="_new" xlink:show="replace" text:style-name="Internet_20_link" text:visited-style-name="Visited_20_Internet_20_Link">Kafka Mailing List</text:a></text:p>
            </text:list-item>
          </text:list>
        </text:list-item>
      </text:list>
      <text:p text:style-name="Horizontal_20_Line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6T01:47:00.402479088</meta:creation-date>
    <dc:date>2024-08-06T01:47:50.251799229</dc:date>
    <meta:editing-duration>PT51S</meta:editing-duration>
    <meta:editing-cycles>1</meta:editing-cycles>
    <meta:document-statistic meta:table-count="0" meta:image-count="0" meta:object-count="0" meta:page-count="9" meta:paragraph-count="311" meta:word-count="1995" meta:character-count="13685" meta:non-whitespace-character-count="12155"/>
    <meta:generator>LibreOffice/7.3.7.2$Linux_X86_64 LibreOffice_project/30$Build-2</meta:generator>
  </office:meta>
</office:document-meta>
</file>